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ステップ数</text:p>
          </table:table-cell>
          <table:table-cell office:value-type="string">
            <text:p>サイクル数</text:p>
          </table:table-cell>
          <table:table-cell office:value-type="string">
            <text:p>動作周波数</text:p>
          </table:table-cell>
          <table:table-cell office:value-type="string">
            <text:p>実行時間</text:p>
          </table:table-cell>
          <table:table-cell office:value-type="string">
            <text:p>消費電力</text:p>
          </table:table-cell>
          <table:table-cell office:value-type="string">
            <text:p>エネルギー</text:p>
          </table:table-cell>
          <table:table-cell office:value-type="string">
            <text:p>エネルギー時間積</text:p>
          </table:table-cell>
        </table:table-row>
        <table:table-row table:style-name="ro2">
          <table:table-cell office:value-type="string">
            <text:p>p32m1</text:p>
          </table:table-cell>
          <table:table-cell office:value-type="float" office:value="6706">
            <text:p>6706</text:p>
          </table:table-cell>
          <table:table-cell table:formula="of:=[.B2]*5" office:value-type="float" office:value="33530">
            <text:p>33530</text:p>
          </table:table-cell>
          <table:table-cell table:formula="of:=8*10^6" office:value-type="float" office:value="8000000">
            <text:p>8000000</text:p>
          </table:table-cell>
          <table:table-cell table:formula="of:=[.C2]/[.D2]" office:value-type="float" office:value="0.00419125">
            <text:p>0.00419125</text:p>
          </table:table-cell>
          <table:table-cell table:formula="of:=462.88*10^-3" office:value-type="float" office:value="0.46288">
            <text:p>0.46288</text:p>
          </table:table-cell>
          <table:table-cell table:formula="of:=[.F2]*[.E2]" office:value-type="float" office:value="0.0019400458">
            <text:p>0.0019400458</text:p>
          </table:table-cell>
          <table:table-cell table:formula="of:=[.G2]*[.F2]" office:value-type="float" office:value="0.000898008399904">
            <text:p>0.0008980084</text:p>
          </table:table-cell>
        </table:table-row>
        <table:table-row table:style-name="ro2">
          <table:table-cell office:value-type="string">
            <text:p>p32m2</text:p>
          </table:table-cell>
          <table:table-cell office:value-type="float" office:value="6706">
            <text:p>6706</text:p>
          </table:table-cell>
          <table:table-cell office:value-type="float" office:value="25576">
            <text:p>25576</text:p>
          </table:table-cell>
          <table:table-cell table:formula="of:=8.03*10^6" office:value-type="float" office:value="8030000">
            <text:p>8030000</text:p>
          </table:table-cell>
          <table:table-cell table:formula="of:=[.C3]/[.D3]" office:value-type="float" office:value="0.00318505603985056">
            <text:p>0.003185056</text:p>
          </table:table-cell>
          <table:table-cell table:formula="of:=471.25*10^-3" office:value-type="float" office:value="0.47125">
            <text:p>0.47125</text:p>
          </table:table-cell>
          <table:table-cell table:formula="of:=[.F3]*[.E3]" office:value-type="float" office:value="0.00150095765877958">
            <text:p>0.0015009577</text:p>
          </table:table-cell>
          <table:table-cell table:formula="of:=[.G3]*[.F3]" office:value-type="float" office:value="0.000707326296699875">
            <text:p>0.0007073263</text:p>
          </table:table-cell>
        </table:table-row>
        <table:table-row table:style-name="ro2">
          <table:table-cell office:value-type="string">
            <text:p>p32p1</text:p>
          </table:table-cell>
          <table:table-cell office:value-type="float" office:value="6706">
            <text:p>6706</text:p>
          </table:table-cell>
          <table:table-cell table:formula="of:=[.B4]+4" office:value-type="float" office:value="6710">
            <text:p>6710</text:p>
          </table:table-cell>
          <table:table-cell table:formula="of:=4.33*10^6" office:value-type="float" office:value="4330000">
            <text:p>4330000</text:p>
          </table:table-cell>
          <table:table-cell table:formula="of:=[.C4]/[.D4]" office:value-type="float" office:value="0.00154965357967667">
            <text:p>0.0015496536</text:p>
          </table:table-cell>
          <table:table-cell table:formula="of:=263.05*10^-3" office:value-type="float" office:value="0.26305">
            <text:p>0.26305</text:p>
          </table:table-cell>
          <table:table-cell table:formula="of:=[.F4]*[.E4]" office:value-type="float" office:value="0.000407636374133949">
            <text:p>0.0004076364</text:p>
          </table:table-cell>
          <table:table-cell table:formula="of:=[.G4]*[.F4]" office:value-type="float" office:value="0.000107228748215935">
            <text:p>0.0001072287</text:p>
          </table:table-cell>
        </table:table-row>
        <table:table-row table:style-name="ro2">
          <table:table-cell office:value-type="string">
            <text:p>p32m1</text:p>
          </table:table-cell>
          <table:table-cell office:value-type="float" office:value="98592">
            <text:p>98592</text:p>
          </table:table-cell>
          <table:table-cell table:formula="of:=[.B5]*5" office:value-type="float" office:value="492960">
            <text:p>492960</text:p>
          </table:table-cell>
          <table:table-cell table:formula="of:=8*10^6" office:value-type="float" office:value="8000000">
            <text:p>8000000</text:p>
          </table:table-cell>
          <table:table-cell table:formula="of:=[.C5]/[.D5]" office:value-type="float" office:value="0.06162">
            <text:p>0.06162</text:p>
          </table:table-cell>
          <table:table-cell table:formula="of:=462.88*10^-3" office:value-type="float" office:value="0.46288">
            <text:p>0.46288</text:p>
          </table:table-cell>
          <table:table-cell table:formula="of:=[.F5]*[.E5]" office:value-type="float" office:value="0.0285226656">
            <text:p>0.0285226656</text:p>
          </table:table-cell>
          <table:table-cell table:formula="of:=[.G5]*[.F5]" office:value-type="float" office:value="0.013202571452928">
            <text:p>0.0132025715</text:p>
          </table:table-cell>
        </table:table-row>
        <table:table-row table:style-name="ro2">
          <table:table-cell office:value-type="string">
            <text:p>p32m2</text:p>
          </table:table-cell>
          <table:table-cell office:value-type="float" office:value="98592">
            <text:p>98592</text:p>
          </table:table-cell>
          <table:table-cell office:value-type="float" office:value="377088">
            <text:p>377088</text:p>
          </table:table-cell>
          <table:table-cell table:formula="of:=8.03*10^6" office:value-type="float" office:value="8030000">
            <text:p>8030000</text:p>
          </table:table-cell>
          <table:table-cell table:formula="of:=[.C6]/[.D6]" office:value-type="float" office:value="0.046959900373599">
            <text:p>0.0469599004</text:p>
          </table:table-cell>
          <table:table-cell table:formula="of:=471.25*10^-3" office:value-type="float" office:value="0.47125">
            <text:p>0.47125</text:p>
          </table:table-cell>
          <table:table-cell table:formula="of:=[.F6]*[.E6]" office:value-type="float" office:value="0.0221298530510585">
            <text:p>0.0221298531</text:p>
          </table:table-cell>
          <table:table-cell table:formula="of:=[.G6]*[.F6]" office:value-type="float" office:value="0.0104286932503113">
            <text:p>0.0104286933</text:p>
          </table:table-cell>
        </table:table-row>
        <table:table-row table:style-name="ro2">
          <table:table-cell office:value-type="string">
            <text:p>p32p1</text:p>
          </table:table-cell>
          <table:table-cell office:value-type="float" office:value="98592">
            <text:p>98592</text:p>
          </table:table-cell>
          <table:table-cell table:formula="of:=[.B7]+4" office:value-type="float" office:value="98596">
            <text:p>98596</text:p>
          </table:table-cell>
          <table:table-cell table:formula="of:=8*10^6" office:value-type="float" office:value="8000000">
            <text:p>8000000</text:p>
          </table:table-cell>
          <table:table-cell table:formula="of:=[.C7]/[.D7]" office:value-type="float" office:value="0.0123245">
            <text:p>0.0123245</text:p>
          </table:table-cell>
          <table:table-cell table:formula="of:=263.05*10^-3" office:value-type="float" office:value="0.26305">
            <text:p>0.26305</text:p>
          </table:table-cell>
          <table:table-cell table:formula="of:=[.F7]*[.E7]" office:value-type="float" office:value="0.003241959725">
            <text:p>0.0032419597</text:p>
          </table:table-cell>
          <table:table-cell table:formula="of:=[.G7]*[.F7]" office:value-type="float" office:value="0.00085279750566125">
            <text:p>0.0008527975</text:p>
          </table:table-cell>
        </table:table-row>
        <table:table-row table:style-name="ro2">
          <table:table-cell office:value-type="string">
            <text:p>p32m1</text:p>
          </table:table-cell>
          <table:table-cell office:value-type="float" office:value="1568738">
            <text:p>1568738</text:p>
          </table:table-cell>
          <table:table-cell table:formula="of:=[.B8]*5" office:value-type="float" office:value="7843690">
            <text:p>7843690</text:p>
          </table:table-cell>
          <table:table-cell table:formula="of:=8.03*10^6" office:value-type="float" office:value="8030000">
            <text:p>8030000</text:p>
          </table:table-cell>
          <table:table-cell table:formula="of:=[.C8]/[.D8]" office:value-type="float" office:value="0.976798256537983">
            <text:p>0.9767982565</text:p>
          </table:table-cell>
          <table:table-cell table:formula="of:=462.88*10^-3" office:value-type="float" office:value="0.46288">
            <text:p>0.46288</text:p>
          </table:table-cell>
          <table:table-cell table:formula="of:=[.F8]*[.E8]" office:value-type="float" office:value="0.452140376986301">
            <text:p>0.452140377</text:p>
          </table:table-cell>
          <table:table-cell table:formula="of:=[.G8]*[.F8]" office:value-type="float" office:value="0.209286737699419">
            <text:p>0.2092867377</text:p>
          </table:table-cell>
        </table:table-row>
        <table:table-row table:style-name="ro2">
          <table:table-cell office:value-type="string">
            <text:p>p32m2</text:p>
          </table:table-cell>
          <table:table-cell office:value-type="float" office:value="1568738">
            <text:p>1568738</text:p>
          </table:table-cell>
          <table:table-cell office:value-type="float" office:value="6009224">
            <text:p>6009224</text:p>
          </table:table-cell>
          <table:table-cell table:formula="of:=4.33*10^6" office:value-type="float" office:value="4330000">
            <text:p>4330000</text:p>
          </table:table-cell>
          <table:table-cell table:formula="of:=[.C9]/[.D9]" office:value-type="float" office:value="1.38781154734411">
            <text:p>1.3878115473</text:p>
          </table:table-cell>
          <table:table-cell table:formula="of:=471.25*10^-3" office:value-type="float" office:value="0.47125">
            <text:p>0.47125</text:p>
          </table:table-cell>
          <table:table-cell table:formula="of:=[.F9]*[.E9]" office:value-type="float" office:value="0.654006191685912">
            <text:p>0.6540061917</text:p>
          </table:table-cell>
          <table:table-cell table:formula="of:=[.G9]*[.F9]" office:value-type="float" office:value="0.308200417831986">
            <text:p>0.3082004178</text:p>
          </table:table-cell>
        </table:table-row>
        <table:table-row table:style-name="ro2">
          <table:table-cell office:value-type="string">
            <text:p>p32p1</text:p>
          </table:table-cell>
          <table:table-cell office:value-type="float" office:value="1568738">
            <text:p>1568738</text:p>
          </table:table-cell>
          <table:table-cell table:formula="of:=[.B10]+4" office:value-type="float" office:value="1568742">
            <text:p>1568742</text:p>
          </table:table-cell>
          <table:table-cell table:formula="of:=4.33*10^6" office:value-type="float" office:value="4330000">
            <text:p>4330000</text:p>
          </table:table-cell>
          <table:table-cell table:formula="of:=[.C10]/[.D10]" office:value-type="float" office:value="0.362296073903002">
            <text:p>0.3622960739</text:p>
          </table:table-cell>
          <table:table-cell table:formula="of:=263.05*10^-3" office:value-type="float" office:value="0.26305">
            <text:p>0.26305</text:p>
          </table:table-cell>
          <table:table-cell table:formula="of:=[.F10]*[.E10]" office:value-type="float" office:value="0.0953019822401848">
            <text:p>0.0953019822</text:p>
          </table:table-cell>
          <table:table-cell table:formula="of:=[.G10]*[.F10]" office:value-type="float" office:value="0.0250691864282806">
            <text:p>0.0250691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VL Pゴシック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9:52:34</meta:creation-date>
    <dc:date>2015-07-21T20:08:37</dc:date>
    <meta:editing-duration>PT23S</meta:editing-duration>
    <meta:editing-cycles>1</meta:editing-cycles>
    <meta:generator>LibreOffice/4.0.4.2$Linux_X86_64 LibreOffice_project/400m0$Build-2</meta:generator>
    <meta:document-statistic meta:table-count="1" meta:cell-count="79" meta:object-count="0"/>
  </office:meta>
</office:document-meta>
</file>